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1.8854in"/>
    </style:style>
    <style:style style:name="Table2.B" style:family="table-column">
      <style:table-column-properties style:column-width="1.4063in"/>
    </style:style>
    <style:style style:name="Table2.C" style:family="table-column">
      <style:table-column-properties style:column-width="1.5313in"/>
    </style:style>
    <style:style style:name="Table2.D" style:family="table-column">
      <style:table-column-properties style:column-width="2.1042in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D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.4" style:family="table-row">
      <style:table-row-properties style:min-row-height="1.1958in"/>
    </style:style>
    <style:style style:name="Table2.5" style:family="table-row">
      <style:table-row-properties style:min-row-height="0.1042in"/>
    </style:style>
    <style:style style:name="Table2.7" style:family="table-row">
      <style:table-row-properties style:min-row-height="0.2292in"/>
    </style:style>
    <style:style style:name="Table1" style:family="table">
      <style:table-properties style:width="5.0021in" table:align="left"/>
    </style:style>
    <style:style style:name="Table1.A" style:family="table-column">
      <style:table-column-properties style:column-width="1.4681in"/>
    </style:style>
    <style:style style:name="Table1.B" style:family="table-column">
      <style:table-column-properties style:column-width="1.4549in"/>
    </style:style>
    <style:style style:name="Table1.C" style:family="table-column">
      <style:table-column-properties style:column-width="2.0792in"/>
    </style:style>
    <style:style style:name="Table1.A1" style:family="table-cell">
      <style:table-cell-properties style:vertical-align="middle" fo:padding="0.0194in" fo:border="none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3.4625in" style:rel-column-width="32767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B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paragraph-properties fo:padding="0in" fo:border="none"/>
    </style:style>
    <style:style style:name="P2" style:family="paragraph" style:parent-style-name="Standard">
      <style:paragraph-properties fo:padding="0in" fo:border="none"/>
    </style:style>
    <style:style style:name="P3" style:family="paragraph" style:parent-style-name="Table_20_Contents">
      <style:paragraph-properties fo:padding="0in" fo:border="none"/>
      <style:text-properties fo:font-variant="normal" fo:text-transform="none" fo:color="#000000" style:text-line-through-style="none" style:font-name="Arial" fo:font-size="11.25pt" fo:font-style="normal" style:text-underline-style="none" fo:font-weight="normal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font-name="Arial" fo:font-size="11.25pt" fo:font-style="normal" style:text-underline-style="none" fo:font-weight="normal" style:text-blinking="false" fo:background-color="transparen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3">Happy</text:p>
          </table:table-cell>
          <table:table-cell table:style-name="Table2.A1" office:value-type="string">
            <text:p text:style-name="Table_20_Contents">Calm</text:p>
          </table:table-cell>
          <table:table-cell table:style-name="Table2.A1" office:value-type="string">
            <text:p text:style-name="Table_20_Contents">Contemplative</text:p>
          </table:table-cell>
          <table:table-cell table:style-name="Table2.D1" office:value-type="string">
            <text:p text:style-name="Table_20_Contents">Drunk</text:p>
          </table:table-cell>
        </table:table-row>
        <table:table-row>
          <table:table-cell table:style-name="Table2.A2" office:value-type="string">
            <text:p text:style-name="P3">(59, 'happy')</text:p>
            <text:p text:style-name="P3">(22, 'cheerful')</text:p>
            <text:p text:style-name="P3">(31, 'accomplished')</text:p>
            <text:p text:style-name="P3">(19, 'bouncy')<text:line-break/>(16, 'good')</text:p>
            <text:p text:style-name="P3">(14, 'excited')</text:p>
            <text:p text:style-name="P3">(3, 'jubilant')</text:p>
            <text:p text:style-name="P3">(4, 'ecstatic')</text:p>
            <text:p text:style-name="P3">(5, 'silly')</text:p>
            <text:p text:style-name="P3">(1, 'sunny')</text:p>
            <text:p text:style-name="P3">(12, 'hopeful')<text:line-break/>(9, 'optimistic')<text:line-break/>(9, 'energetic')</text:p>
            <text:p text:style-name="P3">(21, 'amused')</text:p>
            <text:p text:style-name="P3">(10, 'loved')</text:p>
            <text:p text:style-name="P3">(5, 'rejuvenated')</text:p>
            <text:p text:style-name="P3"/>
          </table:table-cell>
          <table:table-cell table:style-name="Table2.A2" office:value-type="string">
            <text:p text:style-name="P3">(39, 'calm')</text:p>
            <text:p text:style-name="P3">(16, 'content')</text:p>
            <text:p text:style-name="P3">(19, 'okay')</text:p>
            <text:p text:style-name="P3">(10, 'satisfied')<text:line-break/>(10, 'peaceful')</text:p>
            <text:p text:style-name="P3">(8, 'relaxed')</text:p>
          </table:table-cell>
          <table:table-cell table:style-name="Table2.A2" office:value-type="string">
            <text:p text:style-name="P1"><text:span text:style-name="T1">(24, 'contemplative')</text:span><text:line-break/><text:span text:style-name="T1">(22, 'pensive')</text:span></text:p>
            <text:p text:style-name="P3">(5, 'thoughtful')</text:p>
          </table:table-cell>
          <table:table-cell table:style-name="Table2.D2" office:value-type="string">
            <text:p text:style-name="P3">(6, 'drunk')</text:p>
            <text:p text:style-name="P3">(1, 'just a little drunk')</text:p>
          </table:table-cell>
        </table:table-row>
        <table:table-row>
          <table:table-cell table:style-name="Table2.A2" office:value-type="string">
            <text:p text:style-name="P1">Sad</text:p>
          </table:table-cell>
          <table:table-cell table:style-name="Table2.A2" office:value-type="string">
            <text:p text:style-name="P1">Annoyed</text:p>
          </table:table-cell>
          <table:table-cell table:style-name="Table2.A2" office:value-type="string">
            <text:p text:style-name="P1">Angry</text:p>
          </table:table-cell>
          <table:table-cell table:style-name="Table2.D2" office:value-type="string">
            <text:p text:style-name="P1">Tired</text:p>
          </table:table-cell>
        </table:table-row>
        <table:table-row table:style-name="Table2.4">
          <table:table-cell table:style-name="Table2.A2" office:value-type="string">
            <text:p text:style-name="P3">(19, 'sad')</text:p>
            <text:p text:style-name="P3">(13, 'disappointed')</text:p>
            <text:p text:style-name="P3">(4, 'crappy')</text:p>
            <text:p text:style-name="P3">(11, 'depressed')</text:p>
            <text:p text:style-name="P3">(16, 'crushed')</text:p>
            <text:p text:style-name="P3">(10, 'drained')<text:line-break/>(10, 'blah')</text:p>
            <text:p text:style-name="P3">(4, 'gloomy')<text:line-break/>(4, 'discontent')</text:p>
            <text:p text:style-name="P3">(1, 'home sick')</text:p>
            <text:p text:style-name="P3">(10, 'melancholy')</text:p>
            <text:p text:style-name="P3">(8, 'morose')</text:p>
            <text:p text:style-name="P2"><text:span text:style-name="T1">(7, 'shocked')</text:span></text:p>
            <text:p text:style-name="P3">(6, 'nauseated')<text:line-break/>(6, 'lonely')</text:p>
          </table:table-cell>
          <table:table-cell table:style-name="Table2.A2" office:value-type="string">
            <text:p text:style-name="P3">(11, 'annoyed')</text:p>
            <text:p text:style-name="P3">(2, 'irritated')</text:p>
            <text:p text:style-name="P3">(3, 'uncomfortable')</text:p>
            <text:p text:style-name="P3">(5, 'stressed')</text:p>
            <text:p text:style-name="P3">(2, 'frustrated')</text:p>
            <text:p text:style-name="P3">(3, 'cranky')</text:p>
          </table:table-cell>
          <table:table-cell table:style-name="Table2.A2" office:value-type="string">
            <text:p text:style-name="P3">(4, 'angry')</text:p>
            <text:p text:style-name="P3">(4, 'pissed off')</text:p>
            <text:p text:style-name="P3">(2, 'irate')</text:p>
            <text:p text:style-name="P3">(1, 'infuriated')</text:p>
          </table:table-cell>
          <table:table-cell table:style-name="Table2.D2" office:value-type="string">
            <text:p text:style-name="P3">(30, 'tired')</text:p>
            <text:p text:style-name="P3">(11, 'exhausted')</text:p>
            <text:p text:style-name="P3">(12, 'sleepy')</text:p>
            <text:p text:style-name="P3">(1, ' drained')</text:p>
          </table:table-cell>
        </table:table-row>
        <table:table-row table:style-name="Table2.5">
          <table:table-cell table:style-name="Table2.A2" office:value-type="string">
            <text:p text:style-name="P1">Bored</text:p>
          </table:table-cell>
          <table:table-cell table:style-name="Table2.A2" office:value-type="string">
            <text:p text:style-name="P1">Anxious</text:p>
          </table:table-cell>
          <table:table-cell table:style-name="Table2.A2" office:value-type="string">
            <text:p text:style-name="P1"/>
          </table:table-cell>
          <table:table-cell table:style-name="Table2.D2" office:value-type="string">
            <text:p text:style-name="P1"/>
          </table:table-cell>
        </table:table-row>
        <table:table-row table:style-name="Table2.4">
          <table:table-cell table:style-name="Table2.A2" office:value-type="string">
            <text:p text:style-name="P3">(11, 'bored')</text:p>
            <text:p text:style-name="P1"><text:span text:style-name="T1">(1, 'listless')</text:span><text:line-break/><text:span text:style-name="T1">(1, 'lazy')</text:span></text:p>
            <text:p text:style-name="P3">(1, 'indifferent')</text:p>
            <text:p text:style-name="P3">(3, 'lethargic')</text:p>
          </table:table-cell>
          <table:table-cell table:style-name="Table2.A2" office:value-type="string">
            <text:p text:style-name="P3">(10, 'anxious')</text:p>
            <text:p text:style-name="P3">(3, 'scared')</text:p>
            <text:p text:style-name="P3">(4, 'nervous')</text:p>
            <text:p text:style-name="P3">(8, 'worried')</text:p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 table:style-name="Table2.7">
          <table:table-cell table:style-name="Table2.A2" office:value-type="string">
            <text:p text:style-name="P1">Busy</text:p>
          </table:table-cell>
          <table:table-cell table:style-name="Table2.A2" office:value-type="string">
            <text:p text:style-name="P1">Grateful</text:p>
          </table:table-cell>
          <table:table-cell table:style-name="Table2.A2" office:value-type="string">
            <text:p text:style-name="P1">Cold</text:p>
          </table:table-cell>
          <table:table-cell table:style-name="Table2.D2" office:value-type="string">
            <text:p text:style-name="P1">Sick</text:p>
          </table:table-cell>
        </table:table-row>
        <table:table-row table:style-name="Table2.4">
          <table:table-cell table:style-name="Table2.A2" office:value-type="string">
            <text:p text:style-name="P3">(16, 'busy')</text:p>
            <text:p text:style-name="P3">(5, 'working')</text:p>
            <text:p text:style-name="P3">(3, 'productive')</text:p>
          </table:table-cell>
          <table:table-cell table:style-name="Table2.A2" office:value-type="string">
            <text:p text:style-name="P3">(2, 'grateful')</text:p>
            <text:p text:style-name="P3">(2, 'touched')<text:line-break/>(2, 'thankful')</text:p>
            <text:p text:style-name="P3"/>
          </table:table-cell>
          <table:table-cell table:style-name="Table2.A2" office:value-type="string">
            <text:p text:style-name="P3">(14, 'cold')</text:p>
            <text:p text:style-name="P3">(1, 'Il fait froid...!!!')</text:p>
            <text:p text:style-name="P3"/>
          </table:table-cell>
          <table:table-cell table:style-name="Table2.D2" office:value-type="string">
            <text:p text:style-name="P3">(12, 'sick')</text:p>
            <text:p text:style-name="P3">(1, 'in pain')</text:p>
          </table:table-cell>
        </table:table-row>
      </table:table>
      <text:p text:style-name="P3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><text:bookmark text:name="internal-source-marker_0.5089301178231835"/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"><text:line-break/><text:line-break/><text:span text:style-name="T1">(1, 'jealous')</text:span></text:p>
            <text:p text:style-name="P1"><text:line-break/><text:span text:style-name="T1">(1, 'relieved')</text:span></text:p>
            <text:p text:style-name="P1"><text:line-break/><text:span text:style-name="T1">(8, 'weird')</text:span><text:line-break/><text:line-break/><text:span text:style-name="T1">(8, 'curious')</text:span><text:line-break/><text:span text:style-name="T1">(8, 'confused')</text:span><text:line-break/><text:span text:style-name="T1">(8, 'awake')</text:span><text:line-break/><text:line-break/><text:span text:style-name="T1">(6, 'hyper')</text:span><text:line-break/></text:p>
          </table:table-cell>
          <table:table-cell table:style-name="Table1.A1" office:value-type="string">
            <text:p text:style-name="P1"><text:span text:style-name="T1">(10, 'nostalgic')</text:span><text:line-break/><text:line-break/><text:span text:style-name="T1">(10, 'indescribable')</text:span><text:line-break/><text:span text:style-name="T1">(10, 'hungry')</text:span><text:line-break/><text:span text:style-name="T1">(6, 'creative')</text:span><text:line-break/><text:span text:style-name="T1">(5, 'cynical')</text:span><text:line-break/><text:span text:style-name="T1">(3, 'fatal, fatal, fatal')</text:span><text:line-break/><text:span text:style-name="T1">(3, 'crazy')</text:span><text:line-break/><text:span text:style-name="T1">(2, 'souffrante..')</text:span><text:line-break/><text:span text:style-name="T1">(2, 'rushed')</text:span><text:line-break/><text:span text:style-name="T1">(2, 'glouton')</text:span><text:line-break/><text:line-break/><text:span text:style-name="T1">(2, 'embarrassed')</text:span><text:line-break/><text:span text:style-name="T1">(2, 'devious')</text:span><text:line-break/><text:span text:style-name="T1">(2, 'broke')</text:span><text:line-break/><text:span text:style-name="T1">(2, 'blank')</text:span><text:line-break/><text:span text:style-name="T1">(2, 'artistic')</text:span><text:line-break/><text:span text:style-name="T1">(2, 'Calme')</text:span><text:line-break/></text:p>
          </table:table-cell>
          <table:table-cell table:style-name="Table1.A1" office:value-type="string">
            <text:p text:style-name="P1"><text:span text:style-name="T1">(4, 'horny')</text:span><text:line-break/><text:span text:style-name="T1">(1, 'sereine')</text:span><text:line-break/><text:span text:style-name="T1">(1, 'riche')</text:span><text:line-break/><text:span text:style-name="T1">(1, 'pleased')</text:span><text:line-break/></text:p>
          </table:table-cell>
        </table:table-row>
      </table:table>
      <text:p text:style-name="Standard"/>
      <text:p text:style-name="Standard"/>
      <table:table table:name="Table3" table:style-name="Table3">
        <table:table-column table:style-name="Table3.A" table:number-columns-repeated="2"/>
        <table:table-row>
          <table:table-cell table:style-name="Table3.A1" office:value-type="string">
            <text:p text:style-name="Table_20_Contents">Good</text:p>
          </table:table-cell>
          <table:table-cell table:style-name="Table3.B1" office:value-type="string">
            <text:p text:style-name="Table_20_Contents">Bad</text:p>
          </table:table-cell>
        </table:table-row>
        <table:table-row>
          <table:table-cell table:style-name="Table3.A2" office:value-type="string">
            <text:p text:style-name="Table_20_Contents">Happy</text:p>
            <text:p text:style-name="Table_20_Contents">Calm</text:p>
            <text:p text:style-name="Table_20_Contents">Grateful</text:p>
            <text:p text:style-name="Table_20_Contents"/>
            <text:p text:style-name="Table_20_Contents"/>
          </table:table-cell>
          <table:table-cell table:style-name="Table3.B2" office:value-type="string">
            <text:p text:style-name="Table_20_Contents">Sad </text:p>
            <text:p text:style-name="Table_20_Contents">Annoyed</text:p>
            <text:p text:style-name="Table_20_Contents">Angry</text:p>
            <text:p text:style-name="Table_20_Contents">Bored</text:p>
          </table:table-cell>
        </table:table-row>
      </table:table>
      <text:p text:style-name="Standard"/>
      <text:p text:style-name="Standard"/>
      <text:p text:style-name="Standard">3 Categories: Happy, Sad, Angry/Annoyed</text:p>
      <text:p text:style-name="Standard"/>
      <text:p text:style-name="Standard">&lt;10 categories: happy, sad, angry/annoyed, calm, anxious, contemplative, bore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ake Varley</meta:initial-creator>
    <meta:creation-date>2012-05-16T13:13:33</meta:creation-date>
    <dc:date>2012-05-16T17:26:56</dc:date>
    <dc:creator>Diyang Tang</dc:creator>
    <meta:editing-duration>PT17M15S</meta:editing-duration>
    <meta:editing-cycles>3</meta:editing-cycles>
    <meta:generator>OpenOffice.org/3.3$Unix OpenOffice.org_project/330m20$Build-9567</meta:generator>
    <meta:document-statistic meta:table-count="3" meta:image-count="0" meta:object-count="0" meta:page-count="2" meta:paragraph-count="95" meta:word-count="252" meta:character-count="1808"/>
  </office:meta>
</office:document-meta>
</file>